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02c1" officeooo:paragraph-rsid="001a02c1"/>
    </style:style>
    <style:style style:name="P2" style:family="paragraph" style:parent-style-name="Text_20_Coperta">
      <style:paragraph-properties fo:text-align="center" style:justify-single-word="false"/>
      <style:text-properties fo:color="#ff0000" loext:opacity="100%" fo:font-size="28pt" fo:font-weight="bold" officeooo:paragraph-rsid="00126741" style:font-size-asian="28pt" style:font-weight-asian="bold" style:font-size-complex="28pt" style:font-weight-complex="bold"/>
    </style:style>
    <style:style style:name="P3" style:family="paragraph" style:parent-style-name="Text_20_Coperta">
      <style:text-properties fo:color="#ff0000" loext:opacity="100%" officeooo:paragraph-rsid="00126741"/>
    </style:style>
    <style:style style:name="P4" style:family="paragraph" style:parent-style-name="Text_20_Coperta">
      <style:paragraph-properties fo:text-align="end" style:justify-single-word="false"/>
      <style:text-properties fo:color="#ff0000" loext:opacity="100%" officeooo:rsid="00168902" officeooo:paragraph-rsid="00168902"/>
    </style:style>
    <style:style style:name="P5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6" style:family="paragraph" style:parent-style-name="Text_20_Coperta">
      <style:paragraph-properties fo:text-align="center" style:justify-single-word="false"/>
      <style:text-properties fo:font-size="18pt" officeooo:paragraph-rsid="00126741" style:font-size-asian="18pt" style:font-size-complex="18pt"/>
    </style:style>
    <style:style style:name="P7" style:family="paragraph" style:parent-style-name="Text_20_Coperta">
      <style:text-properties officeooo:rsid="01374fcc" officeooo:paragraph-rsid="00126741"/>
    </style:style>
    <style:style style:name="P8" style:family="paragraph" style:parent-style-name="Text_20_Coperta">
      <style:paragraph-properties fo:text-align="end" style:justify-single-word="false"/>
      <style:text-properties officeooo:paragraph-rsid="00126741"/>
    </style:style>
    <style:style style:name="P9" style:family="paragraph" style:parent-style-name="Text_20_Coperta" style:master-page-name="Coperta">
      <style:paragraph-properties style:page-number="auto"/>
      <style:text-properties officeooo:paragraph-rsid="00126741"/>
    </style:style>
    <style:style style:name="P10" style:family="paragraph" style:parent-style-name="Text_20_Coperta">
      <style:text-properties officeooo:paragraph-rsid="00126741"/>
    </style:style>
    <style:style style:name="P11" style:family="paragraph" style:parent-style-name="Text_20_Coperta">
      <style:paragraph-properties fo:margin-left="0cm" fo:margin-right="0cm" fo:text-indent="0cm" style:auto-text-indent="false"/>
      <style:text-properties officeooo:paragraph-rsid="00126741"/>
    </style:style>
    <style:style style:name="T1" style:family="text">
      <style:text-properties officeooo:rsid="0023b43b"/>
    </style:style>
    <style:style style:name="T2" style:family="text">
      <style:text-properties officeooo:rsid="01416830"/>
    </style:style>
    <style:style style:name="T3" style:family="text">
      <style:text-properties fo:language="ro" fo:country="RO"/>
    </style:style>
    <style:style style:name="T4" style:family="text">
      <style:text-properties fo:language="ro" fo:country="RO" officeooo:rsid="0012067c"/>
    </style:style>
    <style:style style:name="T5" style:family="text">
      <style:text-properties officeooo:rsid="0012067c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1340fc3"/>
    </style:style>
    <style:style style:name="T8" style:family="text">
      <style:text-properties fo:color="#ff0000" loext:opacity="100%" officeooo:rsid="0012067c"/>
    </style:style>
    <style:style style:name="T9" style:family="text">
      <style:text-properties fo:color="#ff0000" loext:opacity="100%" officeooo:rsid="00126741"/>
    </style:style>
    <style:style style:name="T10" style:family="text">
      <style:text-properties officeooo:rsid="0026cc02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156d84"/>
    </style:style>
    <style:style style:name="T13" style:family="text">
      <style:text-properties officeooo:rsid="00156d84"/>
    </style:style>
    <style:style style:name="T14" style:family="text">
      <style:text-properties officeooo:rsid="0017e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UNIVERSITATEA TEHNICĂ „Gheorghe Asachi” </text:span><text:span text:style-name="T4">din</text:span><text:span text:style-name="T3"> IAȘI</text:span></text:p>
      <text:p text:style-name="P10">FACULTATEA DE <text:span text:style-name="T5">AUTOMATICĂ ȘI CALCULATOARE</text:span></text:p>
      <text:p text:style-name="P10">DOMENIUL: <text:span text:style-name="T9">CALCULATOARE</text:span></text:p>
      <text:p text:style-name="P10">SPECIALIZAREA: <text:span text:style-name="T7">TEHNOLOGIA INFORMAȚIEI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2">Proiect ECBD</text:p>
      <text:p text:style-name="P10"/>
      <text:p text:style-name="P6"/>
      <text:p text:style-name="P10"/>
      <text:p text:style-name="P10"/>
      <text:p text:style-name="P10"/>
      <text:p text:style-name="P10"/>
      <text:p text:style-name="P10"/>
      <text:p text:style-name="P7"/>
      <text:p text:style-name="P10"/>
      <text:p text:style-name="P10"><text:span text:style-name="T11">Coordonator </text:span><text:span text:style-name="T12">șt</text:span>iin<text:span text:style-name="T13">ț</text:span>ific</text:p>
      <text:p text:style-name="P3">Ș.l.dr.ing. Cătălin MIRONEANU</text:p>
      <text:p text:style-name="P8">Student</text:p>
      <text:p text:style-name="P4">Rareș-Andrei Dancău, <text:span text:style-name="T14">1410A</text:span></text:p>
      <text:p text:style-name="P4"/>
      <text:h text:style-name="P1" text:outline-level="1"><text:soft-page-break/>Descrierea proiectului</text:h>
      <text:h text:style-name="P1" text:outline-level="1">Descrierea colecțiilor</text:h>
      <text:h text:style-name="P1" text:outline-level="1">Mod de implementare</text:h>
      <text:h text:style-name="P1" text:outline-level="1">Descrierea fișierelor script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/>
    <style:master-page style:name="Coperta" style:page-layout-name="Mpm2" draw:style-name="Mdp1" style:next-style-name="Declarație">
      <style:footer>
        <text:p text:style-name="MP1">Iași, 2024</text:p>
      </style:footer>
    </style:master-page>
    <style:master-page style:name="Declarație" style:page-layout-name="Mpm3" draw:style-name="Mdp1" style:next-style-name="Cuprins"/>
    <style:master-page style:name="Cuprins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0:10:10.282005146</meta:creation-date>
    <meta:generator>LibreOffice/7.3.7.2$Linux_X86_64 LibreOffice_project/30$Build-2</meta:generator>
    <dc:date>2024-04-04T20:17:08.540695360</dc:date>
    <meta:editing-duration>PT6M56S</meta:editing-duration>
    <meta:editing-cycles>7</meta:editing-cycles>
    <meta:document-statistic meta:table-count="0" meta:image-count="0" meta:object-count="0" meta:page-count="3" meta:paragraph-count="14" meta:word-count="39" meta:character-count="344" meta:non-whitespace-character-count="319"/>
  </office:meta>
</office:document-meta>
</file>